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2.15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491</text:p>
          </table:table-cell>
          <table:table-cell office:value-type="string">
            <text:p>アンパンマン・のびのびワーク２歳</text:p>
            <text:p>大きい・小さいの概念を学んだ後は「長い・短い」の概念のお勉強。どちらが長く、どちらが短いかを答える基本問題です。</text:p>
          </table:table-cell>
          <table:table-cell office:value-type="string">
            <text:p>日本将棋連盟「将棋の基礎知識」</text:p>
            <text:p>駒の動きと特徴・各駒の動かし方</text:p>
          </table:table-cell>
          <table:table-cell office:value-type="string">
            <text:p>サイト「将棋ルール．ｃｏｍ」</text:p>
            <text:p>まず最初の勝敗の決まり方は「詰み」。これは基本の決まり方ですね。王様がどこにも動けなくなったら負けです。</text:p>
          </table:table-cell>
          <table:table-cell office:value-type="string">
            <text:p>練習局面課題演習　タヌキ２０１８　Ｓ４級　１周目　第１問</text:p>
            <text:p>０．０００５６％　－４０４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492</text:p>
          </table:table-cell>
          <table:table-cell table:style-name="ce1" office:value-type="string">
            <text:p>アンパンマン・のびのびワーク２歳</text:p>
            <text:p>さあ、どちらが長いか、２問目です。</text:p>
          </table:table-cell>
          <table:table-cell table:style-name="ce1" office:value-type="string">
            <text:p>日本将棋連盟「将棋の基礎知識」</text:p>
            <text:p>決着の付け方・王手と詰み</text:p>
          </table:table-cell>
          <table:table-cell table:style-name="ce1" office:value-type="string">
            <text:p>サイト「将棋ルール．ｃｏｍ」</text:p>
            <text:p>どちらかが負けを認め、投了すると勝敗が決まる。</text:p>
          </table:table-cell>
          <table:table-cell table:style-name="ce1" office:value-type="string">
            <text:p>練習局面課題演習　カッパ　Ｓ４級　１周目　第１問</text:p>
            <text:p>０．０００５６％　－４０４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3</text:p>
          </table:table-cell>
          <table:table-cell table:style-name="ce1" office:value-type="string">
            <text:p>493</text:p>
          </table:table-cell>
          <table:table-cell office:value-type="string">
            <text:p>アンパンマン・のびのびワーク２歳</text:p>
            <text:p>では、４つの物を長い順に並べ替えよう。</text:p>
          </table:table-cell>
          <table:table-cell office:value-type="string">
            <text:p>日本将棋連盟「将棋の基礎知識」</text:p>
            <text:p>反則について</text:p>
          </table:table-cell>
          <table:table-cell office:value-type="string">
            <text:p>サイト「将棋ルール．ｃｏｍ」</text:p>
            <text:p>投了の仕方に決まりは無いが、負けをはっきり認めるようにする。「参りました」「負けました」「ありません」が代表的。</text:p>
          </table:table-cell>
          <table:table-cell office:value-type="string">
            <text:p>練習局面課題演習　読み太　Ｓ４級　１周目　第１問</text:p>
            <text:p>０．０００５６％　－４０４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4</text:p>
          </table:table-cell>
          <table:table-cell table:style-name="ce1" office:value-type="string">
            <text:p>494</text:p>
          </table:table-cell>
          <table:table-cell table:style-name="ce1" office:value-type="string">
            <text:p>アンパンマン・のびのびワーク２歳</text:p>
            <text:p>今回は指で横線をなぞる練習。アンパンマンが虹色の直線を通って雲に飛んで行く絵を用いて左から右へ線を書いていきます。</text:p>
          </table:table-cell>
          <table:table-cell table:style-name="ce1" office:value-type="string">
            <text:p>日本将棋連盟「将棋の基礎知識」</text:p>
            <text:p>実際に指してみる方法・平手と駒落ち・振り駒</text:p>
          </table:table-cell>
          <table:table-cell table:style-name="ce1" office:value-type="string">
            <text:p>サイト「将棋ルール．ｃｏｍ」</text:p>
            <text:p>対局開始後、投了はどのタイミングでも出来る。詰まされる前に負けが分かって投了する人は多い。</text:p>
          </table:table-cell>
          <table:table-cell table:style-name="ce1" office:value-type="string">
            <text:p>練習局面課題演習　やねうら王　４級　１周目　第１問</text:p>
            <text:p>０．０００５６％　－４０４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5</text:p>
          </table:table-cell>
          <table:table-cell table:style-name="ce1" office:value-type="string">
            <text:p>495</text:p>
          </table:table-cell>
          <table:table-cell table:style-name="ce1" office:value-type="string">
            <text:p>アンパンマン・のびのびワーク２歳</text:p>
            <text:p>もう一度、横線の練習～。</text:p>
          </table:table-cell>
          <table:table-cell table:style-name="ce1" office:value-type="string">
            <text:p>日本将棋連盟「将棋の基礎知識」</text:p>
            <text:p>プロ棋界</text:p>
          </table:table-cell>
          <table:table-cell table:style-name="ce1" office:value-type="string">
            <text:p>サイト「将棋ルール．ｃｏｍ」</text:p>
            <text:p>但し、投了は自分の手番でしなければならない。</text:p>
          </table:table-cell>
          <table:table-cell table:style-name="ce1" office:value-type="string">
            <text:p>練習局面課題演習　タヌキＳＤＴ５　４級　１周目　第１問</text:p>
            <text:p>０．０００５６％　－４０４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496</text:p>
          </table:table-cell>
          <table:table-cell table:style-name="ce1" office:value-type="string">
            <text:p>アンパンマン・のびのびワーク２歳</text:p>
            <text:p>今度は上から下へ直線を引く。</text:p>
          </table:table-cell>
          <table:table-cell table:style-name="ce1" office:value-type="string">
            <text:p>日本将棋連盟「将棋の基礎知識」</text:p>
            <text:p>女流棋界</text:p>
          </table:table-cell>
          <table:table-cell table:style-name="ce1" office:value-type="string">
            <text:p>サイト「将棋ルール．ｃｏｍ」</text:p>
            <text:p>持ち時間のある将棋では（ほとんどがこの方式！）時間が切れたら即負けとなる。いくら優勢を築いていたとしても、いくらあと数手で勝つ場合でも時間切れだと負けてしまうので時間配分を気を付けよう。</text:p>
          </table:table-cell>
          <table:table-cell table:style-name="ce1" office:value-type="string">
            <text:p>練習局面課題演習　タヌキ２０１８　４級　１周目　第１問</text:p>
            <text:p>０．０００５７％　－４０４９　５７級　たまご</text:p>
            <text:p>達成率アップ！どんな時に決着がつくかを見ています。詰まされただけでなく、投了時や時間切れ負け時にも決着がつく事をしっかり覚えておこう。</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497</text:p>
          </table:table-cell>
          <table:table-cell table:style-name="ce1" office:value-type="string">
            <text:p>アンパンマン・のびのびワーク２歳</text:p>
            <text:p>もう一度縦線の練習～。</text:p>
          </table:table-cell>
          <table:table-cell table:style-name="ce1" office:value-type="string">
            <text:p>日本将棋連盟「将棋の基礎知識」</text:p>
            <text:p>アマチュア棋界</text:p>
          </table:table-cell>
          <table:table-cell table:style-name="ce1" office:value-type="string">
            <text:p>サイト「将棋ルール．ｃｏｍ」</text:p>
            <text:p>禁じ手を指したり、ルールに則らない事をした場合はその場で即反則負け。</text:p>
          </table:table-cell>
          <table:table-cell table:style-name="ce1" office:value-type="string">
            <text:p>練習局面課題演習　カッパ　４級　１周目　第１問</text:p>
            <text:p>０．０００５７％　－４０４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498</text:p>
          </table:table-cell>
          <table:table-cell office:value-type="string">
            <text:p>アンパンマン・のびのびワーク２歳</text:p>
            <text:p>今度は道の途中で９０度にカーブします。</text:p>
          </table:table-cell>
          <table:table-cell office:value-type="string">
            <text:p>日本将棋連盟「将棋の基礎知識」</text:p>
            <text:p>段と級</text:p>
          </table:table-cell>
          <table:table-cell office:value-type="string">
            <text:p>サイト「将棋ルール．ｃｏｍ」</text:p>
            <text:p>「知らなかった」では済まされない。どういうことが反則なのか、しっかり確認しておきましょう。法律と一緒ですねー。</text:p>
          </table:table-cell>
          <table:table-cell office:value-type="string">
            <text:p>練習局面課題演習　読み太　４級　１周目　第１問</text:p>
            <text:p>０．０００５７％　－４０４９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9</text:p>
          </table:table-cell>
          <table:table-cell table:style-name="ce1" office:value-type="string">
            <text:p>499</text:p>
          </table:table-cell>
          <table:table-cell table:style-name="ce1" office:value-type="string">
            <text:p>アンパンマン・のびのびワーク２歳</text:p>
            <text:p>右に進んで上に９０度カーブ。</text:p>
          </table:table-cell>
          <table:table-cell table:style-name="ce1" office:value-type="string">
            <text:p>将棋タウン「将棋幼稚園」将棋入門</text:p>
            <text:p>将棋というゲーム</text:p>
          </table:table-cell>
          <table:table-cell table:style-name="ce1" office:value-type="string">
            <text:p>サイト「将棋ルール．ｃｏｍ」</text:p>
            <text:p>千日手・持将棋という引き分けもある。</text:p>
          </table:table-cell>
          <table:table-cell table:style-name="ce1" office:value-type="string">
            <text:p>練習局面課題演習　ＡＩ将棋２００２　３級　１周目　第１問</text:p>
            <text:p>０．０００５７％　－４０４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0</text:p>
          </table:table-cell>
          <table:table-cell table:style-name="ce1" office:value-type="string">
            <text:p>500</text:p>
          </table:table-cell>
          <table:table-cell table:style-name="ce1" office:value-type="string">
            <text:p>アンパンマン・のびのびワーク２歳</text:p>
            <text:p>右に行って今度は下にカーブ。</text:p>
          </table:table-cell>
          <table:table-cell table:style-name="ce1" office:value-type="string">
            <text:p>将棋タウン「将棋幼稚園」将棋入門</text:p>
            <text:p>駒の動かし方</text:p>
          </table:table-cell>
          <table:table-cell table:style-name="ce1" office:value-type="string">
            <text:p>サイト「将棋ルール．ｃｏｍ」</text:p>
            <text:p>千日手は同一局面の繰り返し、持将棋は入玉によりお互い詰ますことが出来なくなった場合。</text:p>
          </table:table-cell>
          <table:table-cell table:style-name="ce3" office:value-type="string">
            <text:p>練習局面課題演習　ＡＩ将棋２００３　３級　１周目　第１問</text:p>
            <text:p>０．０００５７％　－４０４９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1</text:p>
          </table:table-cell>
          <table:table-cell table:style-name="ce1" office:value-type="string">
            <text:p>501</text:p>
          </table:table-cell>
          <table:table-cell table:style-name="ce3" office:value-type="string">
            <text:p>アンパンマン・のびのびワーク２歳</text:p>
            <text:p>もう一度右下へカーブ。</text:p>
          </table:table-cell>
          <table:table-cell table:style-name="ce1" office:value-type="string">
            <text:p>将棋タウン「将棋幼稚園」将棋入門</text:p>
            <text:p>駒を成る</text:p>
          </table:table-cell>
          <table:table-cell table:style-name="ce1" office:value-type="string">
            <text:p>サイト「将棋ルール．ｃｏｍ」</text:p>
            <text:p>引き分けルールの詳細は追って学習。</text:p>
          </table:table-cell>
          <table:table-cell table:style-name="ce1" office:value-type="string">
            <text:p>練習局面課題演習　ＡＩ将棋２００４　３級　１周目　第１問</text:p>
            <text:p>０．０００５７％　－４０４８　５７級　たまご</text:p>
            <text:p>絶対レートアップ！</text:p>
            <text:p>勝ち負け・引き分け等、決着がつく時がどういう時かを学びましたね。ルール学習がまだ大量にあるので本格的な講義や演習はかなり先になりそうですが、頑張って１つずつ消化していきます。</text:p>
          </table:table-cell>
          <table:table-cell table:style-name="ce1" table:number-columns-repeated="17"/>
          <table:table-cell table:number-columns-repeated="1000"/>
        </table:table-row>
        <table:table-row table:style-name="ro3">
          <table:table-cell table:style-name="ce1"/>
          <table:table-cell table:style-name="ce1" office:value-type="string">
            <text:p>12</text:p>
          </table:table-cell>
          <table:table-cell table:style-name="ce1" office:value-type="string">
            <text:p>502</text:p>
          </table:table-cell>
          <table:table-cell table:style-name="ce1" office:value-type="string">
            <text:p>アンパンマン・のびのびワーク２歳</text:p>
            <text:p>緩やかカーブのジグザグ線。</text:p>
          </table:table-cell>
          <table:table-cell table:style-name="ce1" office:value-type="string">
            <text:p>将棋タウン「将棋幼稚園」将棋入門</text:p>
            <text:p>駒を取る・打つ・取った駒の成り</text:p>
          </table:table-cell>
          <table:table-cell table:style-name="ce1" office:value-type="string">
            <text:p>サイト「将棋ルール．ｃｏｍ」</text:p>
            <text:p>将棋は色々な年代の人が遊ぶゲーム。相手に失礼のないようにマナーはしっかり守りたいですね。</text:p>
          </table:table-cell>
          <table:table-cell table:style-name="ce1" office:value-type="string">
            <text:p>練習局面課題演習　ＡＩ将棋優勝記念版　３級　１周目　第１問</text:p>
            <text:p>０．０００５７％　－４０４８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3</text:p>
          </table:table-cell>
          <table:table-cell table:style-name="ce1" office:value-type="string">
            <text:p>503</text:p>
          </table:table-cell>
          <table:table-cell table:style-name="ce1" office:value-type="string">
            <text:p>アンパンマン・のびのびワーク２歳</text:p>
            <text:p>ギザギザのジグザグ線～。</text:p>
          </table:table-cell>
          <table:table-cell table:style-name="ce1" office:value-type="string">
            <text:p>将棋タウン「将棋幼稚園」将棋入門</text:p>
            <text:p>勝敗の決め方</text:p>
          </table:table-cell>
          <table:table-cell table:style-name="ce1" office:value-type="string">
            <text:p>サイト「将棋ルール．ｃｏｍ」</text:p>
            <text:p>年上の人や強い人が駒箱から駒を出し、王を並べる。それを見て弱い人が玉を置く。そして伊藤流か大橋流で駒を並べる要領ですね。</text:p>
          </table:table-cell>
          <table:table-cell table:style-name="ce1" office:value-type="string">
            <text:p>練習局面課題演習　ＡＩ将棋１２　３級　１周目　第１問</text:p>
            <text:p>０．０００５７％　－４０４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4</text:p>
          </table:table-cell>
          <table:table-cell table:style-name="ce1" office:value-type="string">
            <text:p>504</text:p>
          </table:table-cell>
          <table:table-cell office:value-type="string">
            <text:p>アンパンマン・のびのびワーク２歳</text:p>
            <text:p>今回は色の名前を覚えるお勉強。水色・黄緑・黒・白等々、様々な色が登場しました。さて、ここからは色を始め、様々な物の名前を覚えていく段階に突入です。文字と併せて色々学んでいきましょう。</text:p>
          </table:table-cell>
          <table:table-cell office:value-type="string">
            <text:p>将棋タウン「将棋幼稚園」将棋入門</text:p>
            <text:p>王手とその防ぎ</text:p>
          </table:table-cell>
          <table:table-cell office:value-type="string">
            <text:p>サイト「将棋ルール．ｃｏｍ」</text:p>
            <text:p>対局開始前に挨拶をしないのは人としてどうか。最近は顔を合わせても挨拶しない人が増えたとか。悲しい世の中になってしまいましたねえ・・・・。</text:p>
          </table:table-cell>
          <table:table-cell office:value-type="string">
            <text:p>練習局面課題演習　ＡＩ将棋１３　３級　１周目　第１問</text:p>
            <text:p>０．０００５７％　－４０４８　５７級　たまご</text:p>
          </table:table-cell>
          <table:table-cell table:style-name="ce1" table:number-columns-repeated="17"/>
          <table:table-cell table:number-columns-repeated="1000"/>
        </table:table-row>
        <table:table-row table:style-name="ro5">
          <table:table-cell table:style-name="ce1" table:number-columns-repeated="24"/>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number-rows-repeated="154">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05">2022/06/05</text:date>, <text:time>00:27: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4DT12H38M59S</meta:editing-duration>
    <meta:editing-cycles>165</meta:editing-cycles>
    <meta:generator>OpenOffice/4.1.6$Win32 OpenOffice.org_project/416m1$Build-9790</meta:generator>
    <dc:date>2022-06-05T00:27:06.50</dc:date>
    <meta:document-statistic meta:table-count="1" meta:cell-count="90" meta:object-count="0"/>
    <meta:user-defined meta:name="Info 1"/>
    <meta:user-defined meta:name="Info 2"/>
    <meta:user-defined meta:name="Info 3"/>
    <meta:user-defined meta:name="Info 4"/>
  </office:meta>
</office:document-meta>
</file>